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table:number-columns-repeated="9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table:number-columns-repeated="246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0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09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09:11:21</dc:date>
    <meta:print-date>2008-06-17T00:45:47</meta:print-date>
    <meta:editing-cycles>795</meta:editing-cycles>
    <meta:editing-duration>PT314H19M16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